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282cm" fo:margin-bottom="0cm" loext:contextual-spacing="false"/>
    </style:style>
    <style:style style:name="P3" style:family="paragraph" style:parent-style-name="Legals">
      <style:text-properties officeooo:paragraph-rsid="0025e651"/>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paragraph-properties style:snap-to-layout-grid="false"/>
      <style:text-properties fo:language="en" fo:country="US" style:language-complex="ar" style:country-complex="SA"/>
    </style:style>
    <style:style style:name="P11" style:family="paragraph" style:parent-style-name="Document_20_Title">
      <style:text-properties fo:language="en" fo:country="US" style:language-complex="ar" style:country-complex="SA"/>
    </style:style>
    <style:style style:name="P12"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1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text-properties fo:language="en" fo:country="US" style:language-complex="ar" style:country-complex="SA"/>
    </style:style>
    <style:style style:name="P1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text-properties fo:language="en" fo:country="US" style:language-complex="ar" style:country-complex="SA"/>
    </style:style>
    <style:style style:name="P15" style:family="paragraph" style:parent-style-name="Body">
      <style:text-properties officeooo:paragraph-rsid="0021c380"/>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text-properties fo:color="#ff0000" fo:language="en" fo:country="US" fo:font-style="italic" officeooo:rsid="002fe897" officeooo:paragraph-rsid="002fe897" style:font-style-asian="italic" style:language-complex="ar" style:country-complex="SA"/>
    </style:style>
    <style:style style:name="P18" style:family="paragraph" style:parent-style-name="Body">
      <style:text-properties fo:language="en" fo:country="US" style:language-complex="ar" style:country-complex="SA"/>
    </style:style>
    <style:style style:name="P19" style:family="paragraph" style:parent-style-name="Body">
      <style:text-properties fo:language="en" fo:country="US" officeooo:rsid="001febee" officeooo:paragraph-rsid="0021c380" style:language-complex="ar" style:country-complex="SA"/>
    </style:style>
    <style:style style:name="P20"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21" style:family="paragraph" style:parent-style-name="Body">
      <style:text-properties officeooo:rsid="0029841f" officeooo:paragraph-rsid="0029841f"/>
    </style:style>
    <style:style style:name="P22" style:family="paragraph" style:parent-style-name="Body">
      <style:text-properties officeooo:paragraph-rsid="002b523b"/>
    </style:style>
    <style:style style:name="P23" style:family="paragraph" style:parent-style-name="Body">
      <style:text-properties officeooo:rsid="0030c339" officeooo:paragraph-rsid="0030c339"/>
    </style:style>
    <style:style style:name="P24" style:family="paragraph" style:parent-style-name="Body">
      <style:text-properties officeooo:rsid="0030fc87" officeooo:paragraph-rsid="0030fc87"/>
    </style:style>
    <style:style style:name="P25" style:family="paragraph" style:parent-style-name="Body">
      <style:text-properties officeooo:rsid="003494ea" officeooo:paragraph-rsid="003494ea"/>
    </style:style>
    <style:style style:name="P26" style:family="paragraph" style:parent-style-name="Body">
      <style:text-properties officeooo:rsid="00361403" officeooo:paragraph-rsid="00361403"/>
    </style:style>
    <style:style style:name="P27"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28" style:family="paragraph" style:parent-style-name="Standard">
      <style:text-properties style:font-name="Arial" fo:language="en" fo:country="US" officeooo:paragraph-rsid="0021c380" style:language-complex="ar" style:country-complex="SA"/>
    </style:style>
    <style:style style:name="P29" style:family="paragraph" style:parent-style-name="Standard">
      <style:text-properties style:font-name="Arial" fo:language="en" fo:country="US" officeooo:rsid="001febee" officeooo:paragraph-rsid="0021c380" style:language-complex="ar" style:country-complex="SA"/>
    </style:style>
    <style:style style:name="P30" style:family="paragraph" style:parent-style-name="Standard">
      <style:text-properties fo:language="en" fo:country="US" style:language-complex="ar" style:country-complex="SA"/>
    </style:style>
    <style:style style:name="P31" style:family="paragraph" style:parent-style-name="Heading_20_1">
      <style:text-properties fo:language="en" fo:country="US" style:language-complex="ar" style:country-complex="SA"/>
    </style:style>
    <style:style style:name="P32" style:family="paragraph" style:parent-style-name="Heading_20_1">
      <style:paragraph-properties fo:break-before="page"/>
      <style:text-properties fo:language="en" fo:country="US" style:language-complex="ar" style:country-complex="SA"/>
    </style:style>
    <style:style style:name="P33" style:family="paragraph" style:parent-style-name="Heading_20_2">
      <style:text-properties fo:language="en" fo:country="US" style:language-complex="ar" style:country-complex="SA"/>
    </style:style>
    <style:style style:name="P34" style:family="paragraph" style:parent-style-name="Heading_20_2">
      <style:text-properties fo:language="en" fo:country="US" officeooo:rsid="0021c380" officeooo:paragraph-rsid="0021c380" style:language-complex="ar" style:country-complex="SA"/>
    </style:style>
    <style:style style:name="P35" style:family="paragraph" style:parent-style-name="Heading_20_2">
      <style:text-properties fo:language="en" fo:country="US" officeooo:rsid="001febee" officeooo:paragraph-rsid="0021c380" style:language-complex="ar" style:country-complex="SA"/>
    </style:style>
    <style:style style:name="P36" style:family="paragraph" style:parent-style-name="Heading_20_2">
      <style:text-properties fo:language="en" fo:country="US" officeooo:paragraph-rsid="001febee" style:language-complex="ar" style:country-complex="SA"/>
    </style:style>
    <style:style style:name="P37" style:family="paragraph" style:parent-style-name="Heading_20_2">
      <style:text-properties officeooo:rsid="0030c339" officeooo:paragraph-rsid="0030c339"/>
    </style:style>
    <style:style style:name="P38" style:family="paragraph" style:parent-style-name="Heading_20_2">
      <style:text-properties officeooo:rsid="003a449f" officeooo:paragraph-rsid="003a449f"/>
    </style:style>
    <style:style style:name="P39" style:family="paragraph" style:parent-style-name="Heading_20_3">
      <style:text-properties officeooo:rsid="003494ea" officeooo:paragraph-rsid="003494ea"/>
    </style:style>
    <style:style style:name="P40" style:family="paragraph" style:parent-style-name="Heading_20_3">
      <style:text-properties officeooo:paragraph-rsid="003cea39"/>
    </style:style>
    <style:style style:name="P41" style:family="paragraph" style:parent-style-name="Body" style:list-style-name="L1"/>
    <style:style style:name="P42" style:family="paragraph" style:parent-style-name="Body" style:list-style-name="L2">
      <style:text-properties officeooo:rsid="0030c339" officeooo:paragraph-rsid="0030c339"/>
    </style:style>
    <style:style style:name="P43" style:family="paragraph" style:parent-style-name="Body" style:list-style-name="L3">
      <style:text-properties officeooo:paragraph-rsid="0030c339"/>
    </style:style>
    <style:style style:name="P44" style:family="paragraph" style:parent-style-name="Body" style:list-style-name="L3">
      <style:text-properties officeooo:paragraph-rsid="0031655c"/>
    </style:style>
    <style:style style:name="P45" style:family="paragraph" style:parent-style-name="Body" style:list-style-name="L3">
      <style:text-properties officeooo:paragraph-rsid="00333ccd"/>
    </style:style>
    <style:style style:name="P46" style:family="paragraph" style:parent-style-name="Body" style:list-style-name="L3">
      <style:text-properties officeooo:rsid="0031655c" officeooo:paragraph-rsid="0031655c"/>
    </style:style>
    <style:style style:name="P47" style:family="paragraph" style:parent-style-name="Body" style:list-style-name="L3">
      <style:text-properties officeooo:rsid="0031655c" officeooo:paragraph-rsid="00333ccd"/>
    </style:style>
    <style:style style:name="P48" style:family="paragraph" style:parent-style-name="Body" style:list-style-name="L3">
      <style:text-properties officeooo:rsid="0031655c" officeooo:paragraph-rsid="003cea39"/>
    </style:style>
    <style:style style:name="P49" style:family="paragraph" style:parent-style-name="Body" style:list-style-name="L3">
      <style:text-properties officeooo:rsid="0030fc87" officeooo:paragraph-rsid="0034101c"/>
    </style:style>
    <style:style style:name="P50" style:family="paragraph" style:parent-style-name="Body">
      <style:text-properties officeooo:rsid="0030fc87" officeooo:paragraph-rsid="003a449f"/>
    </style:style>
    <style:style style:name="P51" style:family="paragraph" style:parent-style-name="Body">
      <style:text-properties officeooo:rsid="003746d8" officeooo:paragraph-rsid="003746d8"/>
    </style:style>
    <style:style style:name="P52" style:family="paragraph" style:parent-style-name="Body">
      <style:text-properties officeooo:rsid="00397085" officeooo:paragraph-rsid="00397085"/>
    </style:style>
    <style:style style:name="P53" style:family="paragraph" style:parent-style-name="Body">
      <style:text-properties officeooo:rsid="003a449f" officeooo:paragraph-rsid="003a449f"/>
    </style:style>
    <style:style style:name="P54" style:family="paragraph" style:parent-style-name="Body">
      <style:text-properties officeooo:rsid="003cea39" officeooo:paragraph-rsid="003cea39"/>
    </style:style>
    <style:style style:name="P55" style:family="paragraph" style:parent-style-name="Body" style:list-style-name="L3">
      <style:text-properties officeooo:rsid="003cea39" officeooo:paragraph-rsid="003cea39"/>
    </style:style>
    <style:style style:name="P56" style:family="paragraph" style:parent-style-name="Body" style:list-style-name="L3">
      <style:text-properties officeooo:rsid="003d65be" officeooo:paragraph-rsid="003d65be"/>
    </style:style>
    <style:style style:name="P57" style:family="paragraph" style:parent-style-name="Body">
      <style:text-properties officeooo:rsid="003d65be" officeooo:paragraph-rsid="003d65be"/>
    </style:style>
    <style:style style:name="P58" style:family="paragraph" style:parent-style-name="CellBody">
      <style:paragraph-properties fo:keep-with-next="always" style:snap-to-layout-grid="false"/>
      <style:text-properties fo:language="en" fo:country="US" officeooo:rsid="003eb323" officeooo:paragraph-rsid="003eb323" style:language-complex="ar" style:country-complex="SA"/>
    </style:style>
    <style:style style:name="P59" style:family="paragraph" style:parent-style-name="CellBody">
      <style:paragraph-properties style:snap-to-layout-grid="false"/>
      <style:text-properties fo:language="en" fo:country="US" officeooo:rsid="003eb323" officeooo:paragraph-rsid="003eb323" style:language-complex="ar" style:country-complex="SA"/>
    </style:style>
    <style:style style:name="P6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1" style:family="paragraph" style:parent-style-name="Definition_20_Term">
      <style:text-properties fo:language="en" fo:country="US"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fo:color="#ff0000" fo:font-style="italic" style:font-style-asian="italic"/>
    </style:style>
    <style:style style:name="T5" style:family="text">
      <style:text-properties fo:color="#ff0000" fo:font-style="italic" fo:font-weight="bold" style:font-style-asian="italic" style:font-weight-asian="bold"/>
    </style:style>
    <style:style style:name="T6" style:family="text">
      <style:text-properties fo:language="en" fo:country="US" style:language-complex="ar" style:country-complex="SA"/>
    </style:style>
    <style:style style:name="T7" style:family="text">
      <style:text-properties fo:language="en" fo:country="US" officeooo:rsid="001febee" style:language-complex="ar" style:country-complex="SA"/>
    </style:style>
    <style:style style:name="T8" style:family="text">
      <style:text-properties style:font-name="Courier New"/>
    </style:style>
    <style:style style:name="T9" style:family="text">
      <style:text-properties officeooo:rsid="00255ff9"/>
    </style:style>
    <style:style style:name="T10" style:family="text">
      <style:text-properties officeooo:rsid="0029841f"/>
    </style:style>
    <style:style style:name="T11" style:family="text">
      <style:text-properties officeooo:rsid="002ad81b"/>
    </style:style>
    <style:style style:name="T12" style:family="text">
      <style:text-properties officeooo:rsid="002bd56a"/>
    </style:style>
    <style:style style:name="T13" style:family="text">
      <style:text-properties officeooo:rsid="002fd1c9"/>
    </style:style>
    <style:style style:name="T14" style:family="text">
      <style:text-properties officeooo:rsid="002cc626"/>
    </style:style>
    <style:style style:name="T15" style:family="text">
      <style:text-properties officeooo:rsid="002e7992"/>
    </style:style>
    <style:style style:name="T16" style:family="text">
      <style:text-properties officeooo:rsid="002daee0"/>
    </style:style>
    <style:style style:name="T17" style:family="text">
      <style:text-properties officeooo:rsid="002fe897"/>
    </style:style>
    <style:style style:name="T18" style:family="text">
      <style:text-properties officeooo:rsid="00301192"/>
    </style:style>
    <style:style style:name="T19" style:family="text">
      <style:text-properties officeooo:rsid="0030fc87"/>
    </style:style>
    <style:style style:name="T20" style:family="text">
      <style:text-properties officeooo:rsid="00361403"/>
    </style:style>
    <style:style style:name="T21" style:family="text">
      <style:text-properties officeooo:rsid="003746d8"/>
    </style:style>
    <style:style style:name="T22" style:family="text">
      <style:text-properties officeooo:rsid="00397085"/>
    </style:style>
    <style:style style:name="T23" style:family="text">
      <style:text-properties officeooo:rsid="003b62ba"/>
    </style:style>
    <style:style style:name="T24" style:family="text">
      <style:text-properties officeooo:rsid="003494ea"/>
    </style:style>
    <style:style style:name="T25" style:family="text">
      <style:text-properties officeooo:rsid="003cea39"/>
    </style:style>
    <style:style style:name="T26" style:family="text">
      <style:text-properties officeooo:rsid="003d65be"/>
    </style:style>
    <style:style style:name="T27" style:family="text">
      <style:text-properties officeooo:rsid="003eb323"/>
    </style:style>
    <style:style style:name="T28" style:family="text">
      <style:text-properties officeooo:rsid="00421a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raw:frame draw:style-name="fr2" draw:name="graphics3" text:anchor-type="paragraph" svg:width="17.78cm" svg:height="7.893cm" draw:z-index="0"><draw:image xlink:href="Pictures/1000020100000427000001D858483800E19BA5DB.png" xlink:type="simple" xlink:show="embed" xlink:actuate="onLoad"/></draw:frame></text:p>
      <text:p text:style-name="P11"><text:user-defined style:data-style-name="N0" text:name="RFC Title">RFC 231: Remote Service Intents</text:user-defined></text:p>
      <text:p text:style-name="P11"><text:span text:style-name="T2">Draft<text:line-break/><text:line-break/></text:span><text:span text:style-name="T2"><text:page-count style:num-format="1">10</text:page-count></text:span><text:span text:style-name="T2"> Pages</text:span></text:p>
      <text:p text:style-name="P12"/>
      <text:p text:style-name="P8">Abstract</text:p>
      <text:p text:style-name="P9">10 point Arial Centered.</text:p>
      <text:p text:style-name="Abstract">OSGi Remote Services are a powerful, flexible way to expose OSGi services from one framework into another. The model allows great flexibility in the serialization, transport and wire formats that are used by the Remote Services implementation, meaning that Remote Services can be used across many sorts of distributed system. Unfortunately this flexibility offers few guarantees about the types of object that may be safely used in the Remote Service API. This RF<text:span text:style-name="T10">C</text:span> aims to provide some basic <text:span text:style-name="T9">remote service intents</text:span> that can be relied upon <text:span text:style-name="T9">to provide support for simple synchronous and asynchronous remote services.</text:span></text:p>
      <text:h text:style-name="P32" text:outline-level="1" text:restart-numbering="true" text:start-value="-1">Document Information</text:h>
      <text:h text:style-name="P34" text:outline-level="2">License</text:h>
      <text:p text:style-name="P20">DISTRIBUTION AND FEEDBACK LICENSE, Version 2.0</text:p>
      <text:p text:style-name="P2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7"/>
      <text:p text:style-name="P2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7"/>
      <text:p text:style-name="P2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7">NEITHER THE OSGi ALLIANCE NOR ANY THIRD PARTY WILL BE LIABLE FOR ANY DIRECT, INDIRECT, SPECIAL, INCIDENTAL OR CONSEQUENTIAL DAMAGES ARISING OUT OF OR RELATING TO ANY USE OR DISTRIBUTION OF THE DISTRIBUTION. </text:p>
      <text:p text:style-name="P27"/>
      <text:p text:style-name="P2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7"/>
      <text:p text:style-name="P2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7"/>
      <text:p text:style-name="P2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8"/>
      <text:p text:style-name="P29">I HEREBY ACKNOWLEDGE AND AGREE TO THE TERMS AND CONDITIONS DELINEATED ABOVE.</text:p>
      <text:h text:style-name="P35" text:outline-level="2">Trademarks</text:h>
      <text:p text:style-name="P1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5" text:outline-level="2">Feedback</text:h>
      <text:p text:style-name="P15"><text:span text:style-name="T7">This document can be downloaded from the OSGi Alliance design repository at </text:span><text:a xlink:type="simple" xlink:href="https://github.com/osgi/design" text:style-name="Internet_20_link" text:visited-style-name="Visited_20_Internet_20_Link"><text:span text:style-name="T7">https://github.com/osgi/design</text:span></text:a><text:span text:style-name="T7"> The public can provide feedback about this document by opening a bug at https://www.osgi.org/bugzilla/.</text:span></text:p>
      <text:h text:style-name="P3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4">0 Document Information<text:tab/>2</text:p>
          <text:p text:style-name="P13">0.1 License<text:tab/>2</text:p>
          <text:p text:style-name="P13">0.2 Trademarks<text:tab/>3</text:p>
          <text:p text:style-name="P13">0.3 Feedback<text:tab/>3</text:p>
          <text:p text:style-name="P13">0.4 Table of Contents<text:tab/>3</text:p>
          <text:p text:style-name="P13">0.5 Terminology and Document Conventions<text:tab/>4</text:p>
          <text:p text:style-name="P13">0.6 Revision History<text:tab/>4</text:p>
          <text:p text:style-name="P14">1 Introduction<text:tab/>4</text:p>
          <text:p text:style-name="P14">2 Application Domain<text:tab/>5</text:p>
          <text:p text:style-name="P14">3 Problem Description<text:tab/>5</text:p>
          <text:p text:style-name="P14">4 Requirements<text:tab/>5</text:p>
          <text:p text:style-name="P14">5 Technical Solution<text:tab/>5</text:p>
          <text:p text:style-name="P14">6 Data Transfer Objects<text:tab/>6</text:p>
          <text:p text:style-name="P14">7 Javadoc<text:tab/>6</text:p>
          <text:p text:style-name="P14">8 Considered Alternatives<text:tab/>6</text:p>
          <text:p text:style-name="P14"><text:soft-page-break/>9 Security Considerations<text:tab/>7</text:p>
          <text:p text:style-name="P14">10 Document Support<text:tab/>7</text:p>
          <text:p text:style-name="P13">10.1 References<text:tab/>7</text:p>
          <text:p text:style-name="P13">10.2 Author’s Address<text:tab/>7</text:p>
          <text:p text:style-name="P13">10.3 Acronyms and Abbreviations<text:tab/>7</text:p>
          <text:p text:style-name="P13">10.4 End of Document<text:tab/>7</text:p>
        </text:index-body>
      </text:table-of-content>
      <text:p text:style-name="P18"/>
      <text:h text:style-name="P36" text:outline-level="2">Terminology and Document Conventions</text:h>
      <text:p text:style-name="P18">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8"><text:span text:style-name="T8">Source code is shown in this typeface</text:span>.</text:p>
      <text:h text:style-name="P33" text:outline-level="2">Revision History</text:h>
      <text:p text:style-name="P18">The last named individual in this history is currently responsible for this document.</text:p>
      <text:p text:style-name="P1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CellBody">Initial</text:p>
          </table:table-cell>
          <table:table-cell table:style-name="Table1.A1" office:value-type="string">
            <text:p text:style-name="CellBody"><text:span text:style-name="T28">Oct</text:span> <text:span text:style-name="T28">06</text:span> <text:span text:style-name="T10">2016</text:span></text:p>
          </table:table-cell>
          <table:table-cell table:style-name="Table1.C1" office:value-type="string">
            <text:p text:style-name="CellBody"><text:span text:style-name="T10">Initial version of the Remote Service Intents RFC.</text:span> <text:span text:style-name="T10">Tim Ward, Paremus</text:span></text:p>
          </table:table-cell>
        </table:table-row>
      </table:table>
      <text:p text:style-name="P18"/>
      <text:h text:style-name="P31" text:outline-level="1">Introduction</text:h>
      <text:p text:style-name="Body">OSGi Remote Services <text:span text:style-name="T9">were introduced in the OSGi Enterprise Specification version 4.2. Remote Services are a powerful, flexible way to expose OSGi services from one framework into another. The Remote Services specification chapter is deliberately short of implementation details, which </text:span>allows great flexibility in the serialization, transport and wire formats that are used by the Remote Services implementation.</text:p>
      <text:p text:style-name="Body">Remote Services can therefore be used across many sorts of distributed system. Unfortunately this flexibility offers few guarantees about the types of object that may be safely used in the Remote Service API. Service intents offer a mechanism for services to express their distribution requirements, however there are no standard intents that can be used.</text:p>
      <text:p text:style-name="P21">The requirements for this RFC relate to two separate RFP/RFC documents, both of which require guarantees from the Remote Services implementation. The first RFC is RFC 183, which makes use of Remote Services as a <text:soft-page-break/>means of interacting with remote OSGi frameworks in a distributed system, and the second is RFP 184, which provides support for natively asynchronous calls.</text:p>
      <text:p text:style-name="P21">The purpose of this RFC is to define intents that can be relied upon to provide support for these simple synchronous and asynchronous remote service operations.</text:p>
      <text:h text:style-name="P31" text:outline-level="1">Application Domain</text:h>
      <text:p text:style-name="Body">Remotable OSGi services declare a remotable service interface to other OSGi frameworks in a similar way to local OSGi services declaring their interfaces to other bundles. For local services the Java Virtual machine and the OSGi framework ensure that the method parameters and return types are able to be passed safely. </text:p>
      <text:p text:style-name="Body">For remote services <text:span text:style-name="T11">the Java virtual machine and OSGi framework are not able to make the same guarantees. The serialization and deserialization process may, or may not, be able to correctly handle the remote method call.</text:span></text:p>
      <text:p text:style-name="Body">In addition, remote invocations are inevitably based on some form of asynchronous communication, even if this is made synchronous by an intermediate network layer. For transports which are truly asynchronous there can be advantages when handling methods with asynchronous return types.</text:p>
      <text:h text:style-name="P31" text:outline-level="1">Problem Description</text:h>
      <text:p text:style-name="Body">Remote Services are required to support primitive types and Strings as arguments and return types, however the OSGi specifications also define DTOs as an easily serializable data representation. </text:p>
      <text:p text:style-name="Body">Furthermore, asynchronous methods may return <text:span text:style-name="T12">an OSGi Promise, Future or CompletableFuture. For asynchronous transports these types should be able to be handled natively, and as long as the result of the asynchronous method call is easily serializable this should also be possible to handle. </text:span></text:p>
      <text:p text:style-name="Body">In the case of an asynchronous service, a communications failure or partition may prevent a response from ever being received. Synchronous services block at this point, and asynchronous services simply fail to progress.</text:p>
      <text:p text:style-name="Body">Most remote systems typically have a heartbeat and timeout to prevent the system from hanging. Remote services should have a timeout configuration parameter to prevent the system from hanging in a state which is difficult to diagnose. </text:p>
      <text:h text:style-name="P31" text:outline-level="1"><text:soft-page-break/>Requirements</text:h>
      <text:p text:style-name="P22">RSI 0010: <text:span text:style-name="T14">The solution MUST define a way for remote services to use DTOs as a remote return type</text:span></text:p>
      <text:p text:style-name="P22">RSI 0020: <text:span text:style-name="T15">The solution MUST define a way for remote services to return asynchronous results using OSGi Promises, Java Futures and Java CompletableFutures. Implementations MAY support this mode of operation.</text:span></text:p>
      <text:p text:style-name="Body">RDI 0030: <text:span text:style-name="T13">The solution MUST define a way for remote services to set an invocation timeout.</text:span></text:p>
      <text:h text:style-name="P31" text:outline-level="1">Technical Solution</text:h>
      <text:p text:style-name="Body">Remote Services <text:span text:style-name="T16">is a long-standing OSGi specification which provides a generic set of rules for the provision of remote OSGi service invocations. Remote Services are declared using the “service.exported.interfaces” property on a registered OSGi service.</text:span></text:p>
      <text:p text:style-name="Body">Selection of a Remote Service Provider can be performed in one of two ways:</text:p>
      <text:list xml:id="list515091057029135207" text:style-name="L1">
        <text:list-item>
          <text:p text:style-name="P41">The service.exported.configs can be used to limit the remote service to providers that support a given configuration type</text:p>
        </text:list-item>
        <text:list-item>
          <text:p text:style-name="P41">The service.exported.configs can be used to limit the remote service to providers that support a given set of intents type</text:p>
        </text:list-item>
      </text:list>
      <text:p text:style-name="Body">These two mechanisms may superficially seem identical, however intents and configuration types are very different. An intent is a generic expression of a requirement that the remote service has <text:span text:style-name="T17">for how it is distributed.</text:span> <text:span text:style-name="T17">F</text:span>or example the requirement for a secure transport layer <text:span text:style-name="T17">would be expressed as an intent</text:span>. Importantly an intent makes no further statement about the low-level implementation of the Remote Services provider. A configuration type, however, is an expression of interoperation between the two parties in a remote service invocation, for example a configuration type might be declared for SOAP over HTTP web services. The configuration type guarantees sufficient information will be supplied so that different remote services implementations can interoperate <text:span text:style-name="T17">with one another.</text:span></text:p>
      <text:p text:style-name="Body">The result of this difference is that <text:span text:style-name="T17">a</text:span> configuration type is a highly restrictive and detailed <text:span text:style-name="T17">restriction. It is therefore typically used to identify a single remote services implementation. Whilst this does permit a remote service to select a provider which supports the features it requires, it is almost impossible to provide an exhaustive list of providers that can be used.</text:span></text:p>
      <text:p text:style-name="Body">Remote Service Intents are therefore the most appropriate mechanism to use when identifying broad feature support required from a Remote Services Provider. This <text:span text:style-name="T18">RFC therefore proposes to define several intents for common use cases.</text:span></text:p>
      <text:p text:style-name="P17"><text:soft-page-break/></text:p>
      <text:h text:style-name="P37" text:outline-level="2">Synchronous Remote Services</text:h>
      <text:p text:style-name="P23">Remote Services Implementations are required to support services that:</text:p>
      <text:list xml:id="list2308869568147581710" text:style-name="L2">
        <text:list-item>
          <text:p text:style-name="P42">Expose a single Java interface (not a class type)</text:p>
        </text:list-item>
        <text:list-item>
          <text:p text:style-name="P42">Use only the OSGi scalar types, or arrays/Lists of the OSGi scalar types as method parameters and return values.</text:p>
        </text:list-item>
      </text:list>
      <text:p text:style-name="P23">This model allows a significant number of synchronous remote services to be exported, but it is also quite limited. The lack of structured data transfer object types (DTOs), for example, means that most OSGi specifications are not able to depend on remote services.</text:p>
      <text:p text:style-name="P24">This RFC therefore proposes the “osgi.basic” intent, with the following minimum levels of support: </text:p>
      <text:h text:style-name="P39" text:outline-level="3">Supported Service Interface</text:h>
      <text:list xml:id="list3111989882398038180" text:style-name="L3">
        <text:list-item>
          <text:p text:style-name="P43">The <text:span text:style-name="T19">remote </text:span>service <text:span text:style-name="T19">exposes only a single Java interface declaring zero or more methods. The interface may extend other Java interfaces.</text:span></text:p>
        </text:list-item>
        <text:list-item>
          <text:p text:style-name="P44">The methods’ parameters and return types are <text:span text:style-name="T19">permitted to be Java primitives or</text:span> <text:span text:style-name="T19">the OSGi scalar types</text:span></text:p>
        </text:list-item>
        <text:list-item>
          <text:p text:style-name="P46">The methods’ parameters and return types are permitted to be arrays of Java primitives or the OSGi scalar types. </text:p>
        </text:list-item>
        <text:list-item>
          <text:p text:style-name="P46">The methods’ parameters and return types are permitted to be Lists of the OSGi scalar types, however the List implementation may not be the same on both sides of the remote call (for example a Linked List from the client may be an ArrayList on the server or vice versa)</text:p>
        </text:list-item>
        <text:list-item>
          <text:p text:style-name="P45">The methods parameters and return types of the interface are <text:span text:style-name="T19">permitted to be Sets of the OSGi Scalar types, using equals() to determine identity. Iteration order may not be maintained between the client and the server. SortedSet need not be supported as a parameter or return due to the difficulties in serializing a Comparator.</text:span></text:p>
        </text:list-item>
        <text:list-item>
          <text:p text:style-name="P47">The methods’ parameters and return types are permitted to be Collections or Iterables of the OSGi scalar types, however the implementation may not be the same on both sides (for example a Linked List from the client may be a HashSet on the server)</text:p>
        </text:list-item>
        <text:list-item>
          <text:p text:style-name="P49">The methods parameters and return types of the interface are permitted to be Maps where the keys and values are OSGi Scalar types, using equals() to determine identity for the keys. Iteration order may not be maintained between the client and the server. SortedMap need not be supported as a parameter or return due to the difficulties in serializing a Comparator.</text:p>
        </text:list-item>
        <text:list-item>
          <text:p text:style-name="P49">Additionally, method parameters and return types that conform to the OSGi DTO rules are supported. DTOs may also be used in Arrays, Lists, Sets, Collections, Iterables, and as the values in Maps.</text:p>
        </text:list-item>
      </text:list>
      <text:h text:style-name="P39" text:outline-level="3">Configurable timeout behaviour</text:h>
      <text:p text:style-name="P25">The implementation of a Remote Services provider is entirely opaque, it may use a synchronous request response protocol over TCP, an asychronous UDP based messaging provider, or even by writing to the file system. In many cases there will be no feedback feedback mechanism if the remote call hangs, or if the remote node fails, <text:span text:style-name="T20">and so the local client will must decide to either block indefinitely, or to fail with an exception after a </text:span><text:soft-page-break/><text:span text:style-name="T20">certain amount of time has elapsed. As it is rarely a good idea to block indefinitely most remote services providers will throw an Exception after the timeout has elapsed.</text:span></text:p>
      <text:p text:style-name="P26">A remote services provider must be able to service a wide variety of different remote service invocations across many services, ther<text:span text:style-name="T21">e</text:span>fore <text:span text:style-name="T21">it is difficult to identify a sensible timeout for the remote service invocation. Some calls may be quick, and so a ten second timeout is desirable for rapid failure detection, other calls may be long-running, and a two minute timeout</text:span> <text:span text:style-name="T21">too short. It therefore makes sense to allow the remote service to declare its own timeout.</text:span></text:p>
      <text:p text:style-name="P51">To declare a timeout the remote<text:span text:style-name="T22">able</text:span> service may provide a property “<text:span text:style-name="T22">osgi.basic.timeout” which provides a timeout value in milliseconds. The value may be declared as a String or as a Number, which will be converted into a Long. The timeout value is used to limit the maximum time for which a remote service client will be blocked waiting for a response when calling methods on this service. In the event that the invocation reaches the timeout value the client will receive a ServiceException with its type set to REMOTE.</text:span></text:p>
      <text:p text:style-name="P52">Note that due to the inherent complexities of distributed systems it is not known whether a timed out invocation is finished, still executing, or never started executing. It is up to the client application to ensure that failures of this kind are resolved appropriately.</text:p>
      <text:h text:style-name="P38" text:outline-level="2">Asynchronous Remote Services</text:h>
      <text:p text:style-name="P53">Some service invocations operate asynchronously, <text:span text:style-name="T23">returning quickly and continuing to process in the background.</text:span> For void methods <text:span text:style-name="T23">with no completion notifications this is simple to achieve remotely, but more useful scenarios are difficult to support without using higher-level abstractions to represent the eventual result.</text:span></text:p>
      <text:p text:style-name="P50">This RFC therefore proposes the “osgi.<text:span text:style-name="T23">async</text:span>” intent <text:span text:style-name="T25">as an extension of the “osgi.basic” intent</text:span>, with the following <text:span text:style-name="T25">additional </text:span>minimum levels of support: </text:p>
      <text:h text:style-name="P40" text:outline-level="3"><text:span text:style-name="T24">Supported Service Interface</text:span></text:h>
      <text:p text:style-name="Body">The methods’ return types are <text:span text:style-name="T19">permitted to be one of the following “asynchronous holders”</text:span></text:p>
      <text:list xml:id="list142812424819142" text:continue-numbering="true" text:style-name="L3">
        <text:list-item>
          <text:p text:style-name="P55">java.util.concurrent.Future</text:p>
        </text:list-item>
        <text:list-item>
          <text:p text:style-name="P55">java.util.concurrent.CompletableFuture</text:p>
        </text:list-item>
        <text:list-item>
          <text:p text:style-name="P55">org.osgi.util.promise.Promise</text:p>
        </text:list-item>
      </text:list>
      <text:p text:style-name="P54">If the return type is an asynchronous holder then <text:span text:style-name="T26">the eventual value must either be</text:span></text:p>
      <text:list xml:id="list142812472091726" text:continue-numbering="true" text:style-name="L3">
        <text:list-item>
          <text:p text:style-name="P56">A supported “osgi.basic” type</text:p>
        </text:list-item>
        <text:list-item>
          <text:p text:style-name="P48"><text:span text:style-name="T26">The java.lang.Void type, which will always be null.</text:span> </text:p>
        </text:list-item>
      </text:list>
      <text:h text:style-name="Heading_20_3" text:outline-level="3">Timeout behaviour</text:h>
      <text:p text:style-name="P57">Asynchronous calls may time out in exactly the same way as synchronous calls do. In this case the asynchronous holder is failed with <text:span text:style-name="T27">the same exception as would be thrown in a synchronous call.</text:span></text:p>
      <text:p text:style-name="P57"/>
      <text:h text:style-name="P31" text:outline-level="1"><text:soft-page-break/>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31" text:outline-level="1">Javadoc</text:h>
      <text:p text:style-name="P5"><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6">https://www.osgi.org/members/RFC/Javadoc</text:span></text:a><text:span text:style-name="T3"> </text:span></text:p>
      <text:h text:style-name="P31" text:outline-level="1">Considered Alternatives</text:h>
      <text:p text:style-name="P16">For posterity, record the design alternatives that were considered but rejected along with the reason for rejection. This is especially important for external/earlier solutions that were deemed not applicable.</text:p>
      <text:h text:style-name="P31" text:outline-level="1"><text:soft-page-break/>Security Considerations</text:h>
      <text:p text:style-name="P16">Description of all known vulnerabilities this may either introduce or address as well as scenarios of how the weaknesses could be circumvented.</text:p>
      <text:h text:style-name="P31" text:outline-level="1">Document Support</text:h>
      <text:h text:style-name="P33" text:outline-level="2">References</text:h>
      <text:list xml:id="list2570979064201857316" text:style-name="WW8Num3">
        <text:list-item>
          <text:p text:style-name="P61"><text:bookmark-start text:name="_Ref493020620"/>Bradner, S., Key words for use in RFCs to Indicate Requirement Levels, RFC2119, March 1997.<text:bookmark-end text:name="_Ref493020620"/></text:p>
        </text:list-item>
        <text:list-item>
          <text:p text:style-name="P61">Software Requirements &amp; Specifications. Michael Jackson. ISBN 0-201-87712-0</text:p>
        </text:list-item>
      </text:list>
      <text:p text:style-name="P30"/>
      <text:p text:style-name="P18"><text:span text:style-name="T4">Add references simply by adding new items. You can then cross-refer to them by chosing &lt;Insert&gt;&lt;Cross Reference&gt;&lt;Numbered Item&gt; and then selecting the paragraph. </text:span><text:span text:style-name="T5">STATIC REFERENCES (I.E. BODGED) ARE NOT ACCEPTABLE, SOMEONE WILL HAVE TO UPDATE THEM LATER, SO DO IT PROPERLY NOW.</text:span></text:p>
      <text:h text:style-name="P33" text:outline-level="2">Author’s Address</text:h>
      <text:p text:style-name="P18"/>
      <table:table table:name="Table2" table:style-name="Table2">
        <table:table-column table:style-name="Table2.A"/>
        <table:table-column table:style-name="Table2.B"/>
        <table:table-row table:style-name="Table2.1">
          <table:table-cell table:style-name="Table2.A1" office:value-type="string">
            <text:p text:style-name="P7">Name</text:p>
          </table:table-cell>
          <table:table-cell table:style-name="Table2.B1" office:value-type="string">
            <text:p text:style-name="P58">Tim Ward</text:p>
          </table:table-cell>
        </table:table-row>
        <table:table-row table:style-name="Table2.1">
          <table:table-cell table:style-name="Table2.A1" office:value-type="string">
            <text:p text:style-name="P7">Company</text:p>
          </table:table-cell>
          <table:table-cell table:style-name="Table2.B1" office:value-type="string">
            <text:p text:style-name="P58">Paremus</text:p>
          </table:table-cell>
        </table:table-row>
        <table:table-row table:style-name="Table2.1">
          <table:table-cell table:style-name="Table2.A1" office:value-type="string">
            <text:p text:style-name="P7">Address</text:p>
          </table:table-cell>
          <table:table-cell table:style-name="Table2.B1" office:value-type="string">
            <text:p text:style-name="P7"/>
          </table:table-cell>
        </table:table-row>
        <table:table-row table:style-name="Table2.1">
          <table:table-cell table:style-name="Table2.A1" office:value-type="string">
            <text:p text:style-name="P7">Voice</text:p>
          </table:table-cell>
          <table:table-cell table:style-name="Table2.B1" office:value-type="string">
            <text:p text:style-name="P7"/>
          </table:table-cell>
        </table:table-row>
        <table:table-row table:style-name="Table2.1">
          <table:table-cell table:style-name="Table2.A1" office:value-type="string">
            <text:p text:style-name="P10">e-mail</text:p>
          </table:table-cell>
          <table:table-cell table:style-name="Table2.B1" office:value-type="string">
            <text:p text:style-name="P59">Tim.ward@paremus.com</text:p>
          </table:table-cell>
        </table:table-row>
      </table:table>
      <text:p text:style-name="P18"/>
      <text:h text:style-name="P33" text:outline-level="2">Acronyms and Abbreviations</text:h>
      <text:p text:style-name="P18"/>
      <text:h text:style-name="P33" text:outline-level="2">End of Document</text:h>
      <text:p text:style-name="P1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58483800E19BA5DB.png" xlink:type="simple" xlink:show="embed" xlink:actuate="onLoad"/></draw:frame><text:tab/><text:user-defined style:data-style-name="N0" text:name="RFC Title">RFC 231: Remote Service Intents</text:user-defined><text:tab/>Page <text:page-number text:select-page="current">4</text:page-number> of <text:page-count style:num-format="1">10</text:page-count></text:p>
        <text:p text:style-name="Header"/>
        <text:p text:style-name="Header"><text:tab/>Draft<text:tab/> <text:modification-date style:data-style-name="N76">October 6,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0.4$MacOSX_X86_64 LibreOffice_project/066b007f5ebcc236395c7d282ba488bca6720265</meta:generator>
    <meta:creation-date>2016-09-12T16:22:14.909210000</meta:creation-date>
    <meta:editing-cycles>9</meta:editing-cycles>
    <meta:editing-duration>P8DT13H8M9S</meta:editing-duration>
    <meta:initial-creator>Tim Ward</meta:initial-creator>
    <dc:date>2016-10-06T14:28:10.969254000</dc:date>
    <dc:creator>Tim Ward</dc:creator>
    <meta:document-statistic meta:table-count="2" meta:image-count="2" meta:object-count="0" meta:page-count="10" meta:paragraph-count="143" meta:word-count="3301" meta:character-count="21033" meta:non-whitespace-character-count="17890"/>
    <meta:user-defined meta:name="Info"/>
    <meta:user-defined meta:name="Info 3"/>
    <meta:user-defined meta:name="Info 4"/>
    <meta:user-defined meta:name="RFC Title">RFC 231: Remote Service Intents</meta:user-defined>
  </office:meta>
</office:document-meta>
</file>